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double-thin #000000" style:border-line-width-bottom="0.18mm 0.04mm 0.18mm" fo:border-left="none" fo:border-right="none" fo:border-top="none"/>
      <style:text-properties style:font-name="Liberation Serif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>
      <style:table-cell-properties fo:border-bottom="0.51pt double-thin #000000" style:border-line-width-bottom="0.18mm 0.04mm 0.18mm" fo:border-left="none" fo:border-right="none" fo:border-top="0.51pt double-thin #000000" style:border-line-width-top="0.18mm 0.04mm 0.18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51pt double-thin #000000" style:border-line-width-bottom="0.18mm 0.04mm 0.18mm" fo:border-left="none" fo:border-right="none" fo:border-top="0.51pt double-thin #000000" style:border-line-width-top="0.18mm 0.04mm 0.18mm"/>
      <style:text-properties style:font-name="Liberation Serif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fo:border-bottom="0.51pt double-thin #000000" style:border-line-width-bottom="0.18mm 0.04mm 0.18mm" fo:background-color="transparent" fo:border-left="none" fo:border-right="none" fo:border-top="0.51pt double-thin #000000" style:border-line-width-top="0.18mm 0.04mm 0.18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1pt double-thin #000000" style:border-line-width-bottom="0.18mm 0.04mm 0.18mm" fo:wrap-option="wrap" fo:border-left="none" fo:border-right="none" fo:border-top="0.51pt double-thin #000000" style:border-line-width-top="0.18mm 0.04mm 0.18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51pt double-thin #000000" style:border-line-width-bottom="0.18mm 0.04mm 0.18mm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51pt double-thin #000000" style:border-line-width-top="0.18mm 0.04mm 0.18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6" table:default-cell-style-name="ce7"/>
        <table:table-column table:style-name="co2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 table:number-columns-spanned="7" table:number-rows-spanned="1">
            <text:p>GRAMATICA DE ATRIBUTOS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REGLA</text:p>
          </table:table-cell>
          <table:table-cell table:style-name="Default" office:value-type="string" calcext:value-type="string" table:number-columns-spanned="7" table:number-rows-spanned="1">
            <text:p>ACCIÓN SEMÁNTICA</text:p>
          </table:table-cell>
          <table:covered-table-cell table:number-columns-repeated="5" table:style-name="Default"/>
          <table:covered-table-cell/>
        </table:table-row>
        <table:table-row table:style-name="ro1">
          <table:table-cell table:style-name="ce1" office:value-type="string" calcext:value-type="string">
            <text:p>S−→program id pyc B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D−→varLendvar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>
            <text:p>L−→V L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Lp−→V L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Lp−→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V −→id dospCpyc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C−→A C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C−→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A−→array cori R cord of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R−→G R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Rp−→coma G R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Rp−→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G−→numentero ptopto numentero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P−→pointer of 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P−→Tipo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ipo−→integer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ipo−→real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B−→begin D SIend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I−→I M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M−→pyc I M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M−→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−→id asig E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−→write pari E pard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ce4" office:value-type="string" calcext:value-type="string">
            <text:p>I−→B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E−→T E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Ep−→opasT E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Ep−→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−→F T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p−→opmul F Tp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p−→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>
            <text:p>F−→numentero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F−→numreal</text:p>
          </table:table-cell>
          <table:table-cell table:number-columns-spanned="6" table:number-rows-spanned="1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F−→id</text:p>
          </table:table-cell>
          <table:table-cell table:number-columns-spanned="6" table:number-rows-spanned="1"/>
          <table:covered-table-cell table:number-columns-repeated="5" table:style-name="ce8"/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ce6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7:34:29.588728122</meta:creation-date>
    <dc:date>2019-03-27T18:45:32.613433849</dc:date>
    <meta:editing-duration>PT50M41S</meta:editing-duration>
    <meta:editing-cycles>4</meta:editing-cycles>
    <meta:generator>LibreOffice/5.1.3.2$Linux_X86_64 LibreOffice_project/10m0$Build-2</meta:generator>
    <meta:document-statistic meta:table-count="1" meta:cell-count="36" meta:object-count="0"/>
  </office:meta>
</office:document-meta>
</file>